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5E0000005E2B41608C20CE5C8F.png" manifest:media-type="image/png"/>
  <manifest:file-entry manifest:full-path="Pictures/10000000000000B400000087D8644866EB8F8F77.png" manifest:media-type="image/png"/>
  <manifest:file-entry manifest:full-path="Pictures/100000000000005E0000005E7939F4C114944C5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20pt" style:font-size-asian="20pt" style:font-size-complex="20pt"/>
    </style:style>
    <style:style style:name="P3" style:family="paragraph">
      <loext:graphic-properties draw:fill-color="#ffff99"/>
      <style:paragraph-properties fo:text-align="center"/>
      <style:text-properties fo:font-size="20pt" style:font-size-asian="20pt" style:font-size-complex="20pt"/>
    </style:style>
    <style:style style:name="P4" style:family="paragraph">
      <loext:graphic-properties draw:fill-color="#000000"/>
      <style:paragraph-properties fo:text-align="center"/>
      <style:text-properties fo:font-size="20pt" style:font-size-asian="20pt" style:font-size-complex="20pt"/>
    </style:style>
    <style:style style:name="P5" style:family="paragraph">
      <loext:graphic-properties draw:fill="gradient" draw:fill-color="#000000" draw:fill-gradient-name="Black"/>
      <style:paragraph-properties fo:text-align="center"/>
      <style:text-properties fo:font-size="20pt" style:font-size-asian="20pt" style:font-size-complex="20pt"/>
    </style:style>
    <style:style style:name="P6" style:family="paragraph">
      <loext:graphic-properties draw:fill-color="#9900ff"/>
      <style:paragraph-properties fo:text-align="center"/>
      <style:text-properties fo:font-size="20pt" style:font-size-asian="20pt" style:font-size-complex="20pt"/>
    </style:style>
    <style:style style:name="P7" style:family="paragraph">
      <loext:graphic-properties draw:fill="gradient" draw:fill-color="#9900ff" draw:fill-gradient-name="Purple"/>
      <style:paragraph-properties fo:text-align="center"/>
      <style:text-properties fo:font-size="20pt" style:font-size-asian="20pt" style:font-size-complex="20pt"/>
    </style:style>
    <style:style style:name="P8" style:family="paragraph">
      <loext:graphic-properties draw:fill-color="#3333ff"/>
      <style:paragraph-properties fo:text-align="center"/>
      <style:text-properties fo:font-size="20pt" style:font-size-asian="20pt" style:font-size-complex="20pt"/>
    </style:style>
    <style:style style:name="P9" style:family="paragraph">
      <loext:graphic-properties draw:fill="gradient" draw:fill-color="#3333ff" draw:fill-gradient-name="Blue"/>
      <style:paragraph-properties fo:text-align="center"/>
      <style:text-properties fo:font-size="20pt" style:font-size-asian="20pt" style:font-size-complex="20pt"/>
    </style:style>
    <style:style style:name="P10" style:family="paragraph">
      <loext:graphic-properties draw:fill-color="#ff0000"/>
      <style:paragraph-properties fo:text-align="center"/>
      <style:text-properties fo:font-size="20pt" style:font-size-asian="20pt" style:font-size-complex="20pt"/>
    </style:style>
    <style:style style:name="P11" style:family="paragraph">
      <loext:graphic-properties draw:fill="gradient" draw:fill-color="#ff0000" draw:fill-gradient-name="Red"/>
      <style:paragraph-properties fo:text-align="center"/>
      <style:text-properties fo:font-size="20pt" style:font-size-asian="20pt" style:font-size-complex="20pt"/>
    </style:style>
    <style:style style:name="P12" style:family="paragraph">
      <loext:graphic-properties draw:fill="gradient" draw:fill-color="#ffffff" draw:fill-gradient-name="Gradient_20_6"/>
      <style:paragraph-properties fo:text-align="center"/>
      <style:text-properties fo:font-size="28pt" style:font-size-asian="28pt" style:font-size-complex="28pt"/>
    </style:style>
    <style:style style:name="P13" style:family="paragraph">
      <loext:graphic-properties draw:fill="gradient" draw:fill-color="#ffffff" draw:fill-gradient-name="Gradient_20_5"/>
      <style:paragraph-properties fo:text-align="center"/>
      <style:text-properties fo:font-size="28pt" style:font-size-asian="28pt" style:font-size-complex="28pt"/>
    </style:style>
    <style:style style:name="P14" style:family="paragraph">
      <loext:graphic-properties draw:fill="gradient" draw:fill-color="#ffffff" draw:fill-gradient-name="BlueClassic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gr1" style:family="graphic">
      <style:graphic-properties draw:stroke="solid" svg:stroke-width="0in" svg:stroke-color="#000000" draw:marker-start-width="0.1402in" draw:marker-end-width="0.1402in" draw:fill-color="#ffffff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-width="0.1402in" draw:marker-end-width="0.1402in" draw:fill-color="#ffff99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in" svg:stroke-color="#000000" draw:marker-start-width="0.1402in" draw:marker-end-width="0.1402in" draw:fill-color="#000000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in" svg:stroke-color="#000000" draw:marker-start-width="0.1402in" draw:marker-end-width="0.1402in" draw:fill="gradient" draw:fill-color="#000000" draw:fill-gradient-name="Black" draw:textarea-horizontal-align="justify" draw:textarea-vertical-align="middle" draw:auto-grow-height="false" fo:min-height="0.9028in" fo:min-width="0.9028in" fo:padding-top="0in" fo:padding-bottom="0in" fo:padding-left="0in" fo:padding-right="0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in" svg:stroke-color="#000000" draw:marker-start-width="0.1402in" draw:marker-end-width="0.1402in" draw:fill-color="#9900ff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in" svg:stroke-color="#000000" draw:marker-start-width="0.1402in" draw:marker-end-width="0.1402in" draw:fill="gradient" draw:fill-color="#9900ff" draw:fill-gradient-name="Purple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in" svg:stroke-color="#000000" draw:marker-start-width="0.1402in" draw:marker-end-width="0.1402in" draw:fill-color="#3333ff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in" svg:stroke-color="#000000" draw:marker-start-width="0.1402in" draw:marker-end-width="0.1402in" draw:fill="gradient" draw:fill-color="#3333ff" draw:fill-gradient-name="Blue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solid" svg:stroke-width="0in" svg:stroke-color="#000000" draw:marker-start-width="0.1402in" draw:marker-end-width="0.1402in" draw:fill-color="#ff0000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svg:stroke-width="0in" svg:stroke-color="#000000" draw:marker-start-width="0.1402in" draw:marker-end-width="0.1402in" draw:fill="gradient" draw:fill-color="#ff0000" draw:fill-gradient-name="Red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solid" svg:stroke-width="0in" svg:stroke-color="#000000" draw:marker-start-width="0.1402in" draw:marker-end-width="0.1402in" draw:fill="gradient" draw:fill-color="#ffffff" draw:fill-gradient-name="Gradient_20_6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solid" svg:stroke-width="0in" svg:stroke-color="#000000" draw:marker-start-width="0.1402in" draw:marker-end-width="0.1402in" draw:fill="gradient" draw:fill-color="#ffffff" draw:fill-gradient-name="Gradient_20_5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width="0in" svg:stroke-color="#000000" draw:marker-start-width="0.1402in" draw:marker-end-width="0.1402in" draw:fill="gradient" draw:fill-color="#ffffff" draw:fill-gradient-name="BlueClassic" draw:textarea-horizontal-align="justify" draw:textarea-vertical-align="middle" draw:auto-grow-height="false" fo:min-height="0.9028in" fo:min-width="0.9028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2" svg:width="1.0004in" svg:height="1.0004in" svg:x="0.8598in" svg:y="3.6201in"><text:p text:style-name="P1"><text:span text:style-name="T1">?</text:span></text:p><text:p text:style-name="P1"><text:span text:style-name="T2">+10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2" draw:text-style-name="P3" svg:width="1.0004in" svg:height="1.0004in" svg:x="2.3264in" svg:y="2.6189in"><text:p text:style-name="P1"><text:span text:style-name="T1">?</text:span></text:p><text:p text:style-name="P1"><text:span text:style-name="T2">+10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1" draw:style-name="gr1" draw:text-style-name="P2" svg:width="1.0004in" svg:height="1.0004in" svg:x="0.7154in" svg:y="1.3362in"><text:p text:style-name="P1"><text:span text:style-name="T1">?</text:span></text:p><text:p text:style-name="P1"><text:span text:style-name="T2">+120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1" draw:style-name="gr1" draw:text-style-name="P2" svg:width="1.0004in" svg:height="1.0004in" svg:x="0.8598in" svg:y="-0.4827in"><text:p text:style-name="P1"><text:span text:style-name="T1">?</text:span></text:p><text:p text:style-name="P1"><text:span text:style-name="T2">+60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1" draw:style-name="gr2" draw:text-style-name="P3" svg:width="1.0004in" svg:height="1.0004in" svg:x="3.2228in" svg:y="1.3445in"><text:p text:style-name="P1"><text:span text:style-name="T1">?</text:span></text:p><text:p text:style-name="P1"><text:span text:style-name="T2">+120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1" draw:style-name="gr2" draw:text-style-name="P3" svg:width="1.0004in" svg:height="1.0004in" svg:x="5.2827in" svg:y="0.1146in"><text:p text:style-name="P1"><text:span text:style-name="T1">?</text:span></text:p><text:p text:style-name="P1"><text:span text:style-name="T2">+30s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1" draw:style-name="gr3" draw:text-style-name="P4" svg:width="1.0004in" svg:height="1.0004in" svg:x="1.8339in" svg:y="4.7118in"><text:p text:style-name="P1"><text:span text:style-name="T3">Faire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Shape1" draw:style-name="gr4" draw:text-style-name="P5" svg:width="1.0004in" svg:height="1.0004in" svg:x="3.5689in" svg:y="4.95in"><text:p text:style-name="P1"><text:span text:style-name="T3">Faire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1" draw:style-name="gr5" draw:text-style-name="P6" svg:width="1.0004in" svg:height="1.0004in" svg:x="2.1181in" svg:y="6.2327in"><text:p text:style-name="P1"><text:span text:style-name="T3">Faire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1" draw:style-name="gr6" draw:text-style-name="P7" svg:width="1.0004in" svg:height="1.0004in" svg:x="3.5846in" svg:y="6.2807in"><text:p text:style-name="P1"><text:span text:style-name="T3">Faire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1" draw:style-name="gr7" draw:text-style-name="P8" svg:width="1.0004in" svg:height="1.0004in" svg:x="1.9827in" svg:y="7.6102in"><text:p text:style-name="P1"><text:span text:style-name="T3">Faire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1" draw:style-name="gr8" draw:text-style-name="P9" svg:width="1.0004in" svg:height="1.0004in" svg:x="3.6091in" svg:y="7.498in"><text:p text:style-name="P1"><text:span text:style-name="T3">Faire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1" draw:style-name="gr9" draw:text-style-name="P10" svg:width="1.0004in" svg:height="1.0004in" svg:x="0.0354in" svg:y="5.6398in"><text:p text:style-name="P1"><text:span text:style-name="T3">Faire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1" draw:style-name="gr10" draw:text-style-name="P11" svg:width="1.0004in" svg:height="1.0004in" svg:x="-0.1602in" svg:y="6.7646in"><text:p text:style-name="P1"><text:span text:style-name="T3">Faire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4" draw:name="Shape1" draw:style-name="gr3" draw:text-style-name="P4" svg:width="1.0004in" svg:height="1.0004in" svg:x="4.5063in" svg:y="3.7165in"><text:p text:style-name="P1"><text:span text:style-name="T3">Valid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5" draw:name="Shape1" draw:style-name="gr4" draw:text-style-name="P5" svg:width="1.0004in" svg:height="1.0004in" svg:x="4.8909in" svg:y="5.2146in"><text:p text:style-name="P1"><text:span text:style-name="T3">Valid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6" draw:name="Shape1" draw:style-name="gr5" draw:text-style-name="P6" svg:width="1.0004in" svg:height="1.0004in" svg:x="1.261in" svg:y="6.0819in"><text:p text:style-name="P1"><text:span text:style-name="T3">Valid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7" draw:name="Shape1" draw:style-name="gr6" draw:text-style-name="P7" svg:width="1.0004in" svg:height="1.0004in" svg:x="4.7654in" svg:y="6.478in"><text:p text:style-name="P1"><text:span text:style-name="T3">Valid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8" draw:name="Shape1" draw:style-name="gr8" draw:text-style-name="P9" svg:width="1.0004in" svg:height="1.0004in" svg:x="4.8016in" svg:y="7.7874in"><text:p text:style-name="P1"><text:span text:style-name="T3">Valid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9" draw:name="Shape1" draw:style-name="gr7" draw:text-style-name="P8" svg:width="1.0004in" svg:height="1.0004in" svg:x="0.9827in" svg:y="7.6102in"><text:p text:style-name="P1"><text:span text:style-name="T3">Valid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0" draw:name="Shape1" draw:style-name="gr10" draw:text-style-name="P11" svg:width="1.0004in" svg:height="1.0004in" svg:x="-0.5661in" svg:y="7.7646in"><text:p text:style-name="P1"><text:span text:style-name="T3">Valid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1" draw:name="Shape1" draw:style-name="gr9" draw:text-style-name="P10" svg:width="1.0004in" svg:height="1.0004in" svg:x="-0.2193in" svg:y="5.0492in"><text:p text:style-name="P1"><text:span text:style-name="T3">Valid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Shape1" draw:style-name="gr3" draw:text-style-name="P4" svg:width="1.0004in" svg:height="1.0004in" svg:x="1.072in" svg:y="2.6201in"><text:p text:style-name="P1"><text:span text:style-name="T3">Rejet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Shape1" draw:style-name="gr4" draw:text-style-name="P5" svg:width="1.0004in" svg:height="1.0004in" svg:x="3.1283in" svg:y="3.6189in"><text:p text:style-name="P1"><text:span text:style-name="T3">Rejet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4" draw:name="Shape1" draw:style-name="gr5" draw:text-style-name="P6" svg:width="1.0004in" svg:height="1.0004in" svg:x="2.1181in" svg:y="6.2327in"><text:p text:style-name="P1"><text:span text:style-name="T3">Rejet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Shape1" draw:style-name="gr6" draw:text-style-name="P7" svg:width="1.0004in" svg:height="1.0004in" svg:x="3.5846in" svg:y="6.2807in"><text:p text:style-name="P1"><text:span text:style-name="T3">Rejet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6" draw:name="Shape1" draw:style-name="gr7" draw:text-style-name="P8" svg:width="1.0004in" svg:height="1.0004in" svg:x="1.9827in" svg:y="7.6102in"><text:p text:style-name="P1"><text:span text:style-name="T3">Rejet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7" draw:name="Shape1" draw:style-name="gr8" draw:text-style-name="P9" svg:width="1.0004in" svg:height="1.0004in" svg:x="3.6091in" svg:y="7.498in"><text:p text:style-name="P1"><text:span text:style-name="T3">Rejet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name="Shape1" draw:style-name="gr9" draw:text-style-name="P10" svg:width="1.0004in" svg:height="1.0004in" svg:x="-0.3819in" svg:y="4.1008in"><text:p text:style-name="P1"><text:span text:style-name="T3">Rejet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Shape1" draw:style-name="gr10" draw:text-style-name="P11" svg:width="1.0004in" svg:height="1.0004in" svg:x="0.4339in" svg:y="7.6102in"><text:p text:style-name="P1"><text:span text:style-name="T3">Rejeter</text:span></text:p><text:p text:style-name="P1"><text:span text:style-name="T3">Hypo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name="Shape1" draw:style-name="gr11" draw:text-style-name="P12" svg:width="1.0004in" svg:height="1.0004in" svg:x="2.0862in" svg:y="-0.3602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name="Shape1" draw:style-name="gr12" draw:text-style-name="P13" svg:width="1.0004in" svg:height="1.0004in" svg:x="3.6953in" svg:y="-0.3264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2" draw:name="Shape1" draw:style-name="gr13" draw:text-style-name="P14" svg:width="1.0004in" svg:height="1.0004in" svg:x="-0.2634in" svg:y="2.6827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3" draw:name="Shape1" draw:style-name="gr13" draw:text-style-name="P14" svg:width="1.0004in" svg:height="1.0004in" svg:x="4.1236in" svg:y="1.1091in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Black" draw:style="linear" draw:start-color="#666666" draw:end-color="#000000" draw:start-intensity="100%" draw:end-intensity="100%" draw:angle="300" draw:border="0%"/>
    <draw:gradient draw:name="Blue" draw:style="linear" draw:start-color="#9999ff" draw:end-color="#3333ff" draw:start-intensity="100%" draw:end-intensity="100%" draw:angle="300" draw:border="0%"/>
    <draw:gradient draw:name="BlueClassic" draw:style="radial" draw:cx="50%" draw:cy="50%" draw:start-color="#cfe7f5" draw:end-color="#204a87" draw:start-intensity="100%" draw:end-intensity="100%" draw:border="0%"/>
    <draw:gradient draw:name="Gradient_20_2" draw:display-name="Gradient 2" draw:style="radial" draw:cx="50%" draw:cy="50%" draw:start-color="#cfe7f5" draw:end-color="#000066" draw:start-intensity="100%" draw:end-intensity="100%" draw:border="0%"/>
    <draw:gradient draw:name="Gradient_20_3" draw:display-name="Gradient 3" draw:style="radial" draw:cx="50%" draw:cy="50%" draw:start-color="#e6e6ff" draw:end-color="#000066" draw:start-intensity="100%" draw:end-intensity="100%" draw:border="0%"/>
    <draw:gradient draw:name="Gradient_20_4" draw:display-name="Gradient 4" draw:style="radial" draw:cx="50%" draw:cy="50%" draw:start-color="#cfe7f5" draw:end-color="#000066" draw:start-intensity="100%" draw:end-intensity="100%" draw:border="15%"/>
    <draw:gradient draw:name="Gradient_20_5" draw:display-name="Gradient 5" draw:style="radial" draw:cx="50%" draw:cy="50%" draw:start-color="#cfe7f5" draw:end-color="#000066" draw:start-intensity="100%" draw:end-intensity="100%" draw:border="40%"/>
    <draw:gradient draw:name="Gradient_20_6" draw:display-name="Gradient 6" draw:style="radial" draw:cx="50%" draw:cy="50%" draw:start-color="#004586" draw:end-color="#cfe7f5" draw:start-intensity="100%" draw:end-intensity="100%" draw:border="30%"/>
    <draw:gradient draw:name="Purple" draw:style="linear" draw:start-color="#cc66ff" draw:end-color="#9900ff" draw:start-intensity="100%" draw:end-intensity="100%" draw:angle="300" draw:border="0%"/>
    <draw:gradient draw:name="Red" draw:style="linear" draw:start-color="#ff3333" draw:end-color="#ff0000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fill-image draw:name="Aqua" xlink:href="Pictures/100000000000005E0000005E7939F4C114944C59.png" xlink:type="simple" xlink:show="embed" xlink:actuate="onLoad"/>
    <draw:fill-image draw:name="Sky" xlink:href="Pictures/100000000000005E0000005E2B41608C20CE5C8F.png" xlink:type="simple" xlink:show="embed" xlink:actuate="onLoad"/>
    <draw:fill-image draw:name="Wall" xlink:href="Pictures/10000000000000B400000087D8644866EB8F8F7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1T19:10:50.947770782</meta:creation-date>
    <dc:date>2018-04-05T23:39:22.461201313</dc:date>
    <meta:editing-duration>PT1H31M5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